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833a" officeooo:paragraph-rsid="000c833a" style:font-weight-asian="bold" style:font-weight-complex="bold"/>
    </style:style>
    <style:style style:name="P2" style:family="paragraph" style:parent-style-name="Standard">
      <style:text-properties fo:font-weight="bold" officeooo:paragraph-rsid="000c833a" style:font-weight-asian="bold" style:font-weight-complex="bold"/>
    </style:style>
    <style:style style:name="P3" style:family="paragraph" style:parent-style-name="Standard">
      <style:text-properties fo:font-weight="normal" officeooo:rsid="000c833a" officeooo:paragraph-rsid="000c833a" style:font-weight-asian="normal" style:font-weight-complex="normal"/>
    </style:style>
    <style:style style:name="P4" style:family="paragraph" style:parent-style-name="Standard">
      <style:text-properties fo:font-style="italic" fo:font-weight="normal" officeooo:rsid="000c833a" officeooo:paragraph-rsid="000c833a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normal" fo:font-weight="normal" officeooo:rsid="000c833a" officeooo:paragraph-rsid="000c833a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font-name="Courier" fo:font-style="normal" fo:font-weight="normal" officeooo:rsid="000c833a" officeooo:paragraph-rsid="000c833a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officeooo:rsid="000c833a" officeooo:paragraph-rsid="000c833a"/>
    </style:style>
    <style:style style:name="P8" style:family="paragraph" style:parent-style-name="Standard">
      <style:text-properties officeooo:rsid="000cdb4f" officeooo:paragraph-rsid="000cdb4f"/>
    </style:style>
    <style:style style:name="T1" style:family="text">
      <style:text-properties officeooo:rsid="000cdb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ÍCIOS: LEX</text:p>
      <text:p text:style-name="P3"/>
      <text:p text:style-name="P3"/>
      <text:p text:style-name="P1">Exercício 1</text:p>
      <text:p text:style-name="P4">Objetivo: entender como é possível definir expressões regulares e ações em Lex</text:p>
      <text:p text:style-name="P4"/>
      <text:p text:style-name="P5">Considere o seguinte programa em Lex:</text:p>
      <text:p text:style-name="P5"/>
      <text:p text:style-name="P6">%{</text:p>
      <text:p text:style-name="P6">#include &lt;stdio.h&gt;</text:p>
      <text:p text:style-name="P6">%}</text:p>
      <text:p text:style-name="P6"/>
      <text:p text:style-name="P6">%%</text:p>
      <text:p text:style-name="P6"/>
      <text:p text:style-name="P6">[0-9]+ { printf(“INT\n”); }</text:p>
      <text:p text:style-name="P6"/>
      <text:p text:style-name="P6">%%</text:p>
      <text:p text:style-name="P6"/>
      <text:p text:style-name="P6">int main(){</text:p>
      <text:p text:style-name="P6"><text:s/>yylex();</text:p>
      <text:p text:style-name="P6"><text:s/>return 0;</text:p>
      <text:p text:style-name="P6">}</text:p>
      <text:p text:style-name="P2"/>
      <text:p text:style-name="P3">Encontre a saída do programa para as entradas:</text:p>
      <text:p text:style-name="P3"/>
      <text:p text:style-name="P3">a) ABC123DEF5</text:p>
      <text:p text:style-name="P3">b) 1 2 3</text:p>
      <text:p text:style-name="P3"/>
      <text:p text:style-name="P1">Exercício 2</text:p>
      <text:p text:style-name="P4">Objetivo: aplicar precedência para capturar sequências não-reconhecidas</text:p>
      <text:p text:style-name="P5"/>
      <text:p text:style-name="P5">A seção de definições do programa acima foi trocada por:</text:p>
      <text:p text:style-name="P6"/>
      <text:p text:style-name="P6">[0-9]+ { printf(“INT\n”); }</text:p>
      <text:p text:style-name="P6">. ;</text:p>
      <text:p text:style-name="P6"/>
      <text:p text:style-name="P7">Qual é a saída do programa, nesse caso, para as entradas acima?</text:p>
      <text:p text:style-name="P7"/>
      <text:p text:style-name="P1">Exercício 3</text:p>
      <text:p text:style-name="P4">Objetivo: aplicar <text:span text:style-name="T1">regras de precedência para detectar tipos diferentes</text:span></text:p>
      <text:p text:style-name="P5"/>
      <text:p text:style-name="P5">A seção de definições do progama acima foi trocada para:</text:p>
      <text:p text:style-name="P6"/>
      <text:p text:style-name="P6">[0-9]+ { printf(“INT\n”); }</text:p>
      <text:p text:style-name="P6">[0-9]*[.][0-9]+ { printf(“FLOAT\n”); }</text:p>
      <text:p text:style-name="P6">. ;</text:p>
      <text:p text:style-name="Standard"/>
      <text:p text:style-name="P7">Qual é a saída do programa para a<text:span text:style-name="T1">s entradas:</text:span></text:p>
      <text:p text:style-name="P8">a) 123</text:p>
      <text:p text:style-name="P8">b) 123.45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3:09:41.972055068</meta:creation-date>
    <dc:date>2018-02-21T13:22:35.566022457</dc:date>
    <meta:editing-duration>PT2M33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32" meta:word-count="133" meta:character-count="788" meta:non-whitespace-character-count="685"/>
  </office:meta>
</office:document-meta>
</file>